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/>
            <draw:object draw:notify-on-update-of-ranges="'2015-2016'.A2:'2015-2016'.A35 '2015-2016'.Q1:'2015-2016'.Q1 '2015-2016'.Q2:'2015-2016'.Q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/>
            <draw:object draw:notify-on-update-of-ranges="'2016-2017'.A2:'2016-2017'.A49 '2016-2017'.Q1:'2016-2017'.Q1 '2016-2017'.Q2:'2016-2017'.Q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1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1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1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1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1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15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/>
            <draw:object draw:notify-on-update-of-ranges="'2017-2018'.A2:'2017-2018'.A50 '2017-2018'.Q1:'2017-2018'.Q1 '2017-2018'.Q2:'2017-2018'.Q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1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2" calcext:value-type="float">
            <text:p>1572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2" calcext:value-type="float">
            <text:p>1572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1" calcext:value-type="float">
            <text:p>1571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1" calcext:value-type="float">
            <text:p>1571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10" calcext:value-type="date">
            <text:p>10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6] = [.A15] ; [.Q15] ; [.Q15] + [.P15] + IF ([.A15] = [.A14] ; [.P14]; 0))" office:value-type="float" office:value="1567" calcext:value-type="float">
            <text:p>1567</text:p>
          </table:table-cell>
          <table:table-cell office:value-type="float" office:value="1521" calcext:value-type="float">
            <text:p>1521</text:p>
          </table:table-cell>
          <table:table-cell table:number-columns-repeated="1002"/>
        </table:table-row>
        <table:table-row table:style-name="ro1">
          <table:table-cell office:value-type="date" office:date-value="2017-11-10" calcext:value-type="date">
            <text:p>10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7" calcext:value-type="float">
            <text:p>+7</text:p>
          </table:table-cell>
          <table:table-cell table:formula="of:=IF([.A17] = [.A16] ; [.Q16] ; [.Q16] + [.P16] + IF ([.A16] = [.A15] ; [.P15]; 0))" office:value-type="float" office:value="1567" calcext:value-type="float">
            <text:p>1567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formula="of:=IF([.A18] = [.A17] ; [.Q17] ; [.Q17] + [.P17] + IF ([.A17] = [.A16] ; [.P16]; 0))" office:value-type="float" office:value="1579" calcext:value-type="float">
            <text:p>1579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19] = [.A18] ; [.Q18] ; [.Q18] + [.P18] + IF ([.A18] = [.A17] ; [.P17]; 0))" office:value-type="float" office:value="1579" calcext:value-type="float">
            <text:p>1579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11-23" calcext:value-type="date">
            <text:p>23.11.2017</text:p>
          </table:table-cell>
          <table:table-cell table:number-columns-repeated="15"/>
          <table:table-cell table:formula="of:=IF([.A20] = [.A19] ; [.Q19] ; [.Q19] + [.P19] + IF ([.A19] = [.A18] ; [.P18]; 0))" office:value-type="float" office:value="1564" calcext:value-type="float">
            <text:p>1564</text:p>
          </table:table-cell>
          <table:table-cell table:number-columns-repeated="1003"/>
        </table:table-row>
        <table:table-row table:style-name="ro1" table:number-rows-repeated="1048555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38:51.74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86</meta:editing-cycles>
    <meta:editing-duration>PT4H13M15S</meta:editing-duration>
    <dc:title>Saison Ekkart</dc:title>
    <dc:date>2017-11-22T12:41:55.953000000</dc:date>
    <meta:generator>LibreOffice/5.4.2.2$Windows_X86_64 LibreOffice_project/22b09f6418e8c2d508a9eaf86b2399209b0990f4</meta:generator>
    <dc:creator>Ekkart Kleinod</dc:creator>
    <meta:document-statistic meta:table-count="3" meta:cell-count="16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